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tusQuickFixProcessor.hasCorrections( final ICompilationUnit unit , final int problem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tusQuickFixProcessor.process( final IInvocationContext context , final IProblemLocation problem , final ArrayList proposal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actusQuickFixProcessor.getCorrections( final IInvocationContext context , final IProblemLocation [ ] loca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actusQuickFixProcessor.isCactusPrefixesMatch(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